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InputStream.get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yInputStream.CopyInputStream( InputStream is , OutputStream 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InputStream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pyInputStream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